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618in"/>
    </style:style>
    <style:style style:name="co3" style:family="table-column">
      <style:table-column-properties fo:break-before="auto" style:column-width="0.6366in"/>
    </style:style>
    <style:style style:name="co5" style:family="table-column">
      <style:table-column-properties fo:break-before="auto" style:column-width="0.17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NOT_20_NEEDED">
      <style:table-cell-properties style:text-align-source="fix" style:repeat-content="false"/>
      <style:paragraph-properties fo:text-align="center"/>
    </style:style>
    <style:style style:name="ce4" style:family="table-cell" style:parent-style-name="DONE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center"/>
    </style:style>
    <style:style style:name="ce7" style:family="table-cell" style:parent-style-name="DONE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_2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ce5"/>
        <table:table-column table:style-name="co4" table:default-cell-style-name="Default"/>
        <table:table-row table:style-name="ro3">
          <table:table-cell table:style-name="ce1" office:value-type="string">
            <text:p>ORIGINAL FIL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ONVERTED</text:p>
          </table:table-cell>
          <table:table-cell table:style-name="ce1" office:value-type="string">
            <text:p>NOTES</text:p>
          </table:table-cell>
        </table:table-row>
        <table:table-row table:style-name="ro3">
          <table:table-cell table:style-name="NOT_20_NEEDED" office:value-type="string">
            <text:p>addPIS.m</text:p>
          </table:table-cell>
          <table:table-cell table:style-name="NOT_20_NEEDED" office:value-type="string">
            <text:p>M-file</text:p>
          </table:table-cell>
          <table:table-cell table:style-name="ce3" office:value-type="string">
            <text:p>x</text:p>
          </table:table-cell>
          <table:table-cell table:style-name="NOT_20_NEEDED"/>
        </table:table-row>
        <table:table-row table:style-name="ro3">
          <table:table-cell table:style-name="NOT_20_NEEDED" office:value-type="string">
            <text:p>ai2mif.c</text:p>
          </table:table-cell>
          <table:table-cell table:style-name="NOT_20_NEEDED" office:value-type="string">
            <text:p>C</text:p>
          </table:table-cell>
          <table:table-cell table:style-name="ce3"/>
          <table:table-cell table:style-name="NOT_20_NEEDED"/>
        </table:table-row>
        <table:table-row table:style-name="ro3">
          <table:table-cell table:style-name="DONE" office:value-type="string">
            <text:p>axisLabel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bilogplot.m</text:p>
          </table:table-cell>
          <table:table-cell office:value-type="string">
            <text:p>M-file</text:p>
          </table:table-cell>
          <table:table-cell/>
          <table:table-cell office:value-type="string">
            <text:p>plotting</text:p>
          </table:table-cell>
        </table:table-row>
        <table:table-row table:style-name="ro3">
          <table:table-cell table:style-name="DONE" office:value-type="string">
            <text:p>bplogsmooth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 office:value-type="string">
            <text:p>plotting</text:p>
          </table:table-cell>
        </table:table-row>
        <table:table-row table:style-name="ro3">
          <table:table-cell table:style-name="DONE" office:value-type="string">
            <text:p>bquantiz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bunquantiz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calculateQ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alculate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calculateTF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cancelPZ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hangeFig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irc_smooth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lans5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lans6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lan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NOT_20_NEEDED" office:value-type="string">
            <text:p>Contents.m</text:p>
          </table:table-cell>
          <table:table-cell table:style-name="NOT_20_NEEDED" office:value-type="string">
            <text:p>M-file</text:p>
          </table:table-cell>
          <table:table-cell table:style-name="ce3" office:value-type="string">
            <text:p>x</text:p>
          </table:table-cell>
          <table:table-cell table:style-name="NOT_20_NEEDED" office:value-type="string">
            <text:p>documentation</text:p>
          </table:table-cell>
        </table:table-row>
        <table:table-row table:style-name="ro3">
          <table:table-cell table:style-name="DONE" office:value-type="string">
            <text:p>db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bp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bv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elay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designHBF6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HBF7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LCBP6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LCB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DocumentNTF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sclansNTF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sclansObj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dsdemo1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2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3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4fig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4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table:style-name="ce2" office:value-type="string">
            <text:p>dsdemo4.mat</text:p>
          </table:table-cell>
          <table:table-cell table:style-name="ce2" office:value-type="string">
            <text:p>MAT-file</text:p>
          </table:table-cell>
          <table:table-cell table:style-name="ce6"/>
          <table:table-cell table:style-name="ce2" office:value-type="string">
            <text:p>binary</text:p>
          </table:table-cell>
        </table:table-row>
        <table:table-row table:style-name="ro3">
          <table:table-cell office:value-type="string">
            <text:p>dsdemo5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6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7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8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example1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office:value-type="string">
            <text:p>dsexample2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office:value-type="string">
            <text:p>dsexample3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office:value-type="string">
            <text:p>dsexample4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table:style-name="DONE" office:value-type="string">
            <text:p>ds_f1f2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s_freq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s_hann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s_optzero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s_quantiz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s_synNTFobj1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ce2" office:value-type="string">
            <text:p>DSToolbox.pdf</text:p>
          </table:table-cell>
          <table:table-cell table:style-name="ce2" office:value-type="string">
            <text:p>pdf</text:p>
          </table:table-cell>
          <table:table-cell table:style-name="ce6"/>
          <table:table-cell table:style-name="ce2" office:value-type="string">
            <text:p>doc</text:p>
          </table:table-cell>
        </table:table-row>
        <table:table-row table:style-name="ro3">
          <table:table-cell office:value-type="string">
            <text:p>ESLselec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F0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F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Mixed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evalRPoly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evalTF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evalTF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xample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figureMagic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 office:value-type="string">
            <text:p>plotting</text:p>
          </table:table-cell>
        </table:table-row>
        <table:table-row table:style-name="ro3">
          <table:table-cell office:value-type="string">
            <text:p>findPattern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lattenStruct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flattenStruc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respF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resp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impL1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infnor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l1nor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LCObj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Obj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optparam2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param2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plot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ogsmooth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lollipop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map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Cto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Qto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RtoQ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od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od2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nabsH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ce2" office:value-type="string">
            <text:p>OnePageStory.pdf</text:p>
          </table:table-cell>
          <table:table-cell table:style-name="ce2" office:value-type="string">
            <text:p>pdf</text:p>
          </table:table-cell>
          <table:table-cell table:style-name="ce6"/>
          <table:table-cell table:style-name="ce2" office:value-type="string">
            <text:p>doc</text:p>
          </table:table-cell>
        </table:table-row>
        <table:table-row table:style-name="ro3">
          <table:table-cell table:style-name="DONE" office:value-type="string">
            <text:p>padb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padl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padr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padt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partitionABCD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peak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lotExampleSpectrum.m</text:p>
          </table:table-cell>
          <table:table-cell office:value-type="string">
            <text:p>M-file</text:p>
          </table:table-cell>
          <table:table-cell/>
          <table:table-cell office:value-type="string">
            <text:p>plotting</text:p>
          </table:table-cell>
        </table:table-row>
        <table:table-row table:style-name="ro3">
          <table:table-cell table:style-name="DONE" office:value-type="string">
            <text:p>plotPZ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 office:value-type="string">
            <text:p>plotting</text:p>
          </table:table-cell>
        </table:table-row>
        <table:table-row table:style-name="ro3">
          <table:table-cell office:value-type="string">
            <text:p>plotSpectrum.m</text:p>
          </table:table-cell>
          <table:table-cell office:value-type="string">
            <text:p>M-file</text:p>
          </table:table-cell>
          <table:table-cell/>
          <table:table-cell office:value-type="string">
            <text:p>plotting</text:p>
          </table:table-cell>
        </table:table-row>
        <table:table-row table:style-name="ro3">
          <table:table-cell office:value-type="string">
            <text:p>plotUsage.m</text:p>
          </table:table-cell>
          <table:table-cell office:value-type="string">
            <text:p>M-file</text:p>
          </table:table-cell>
          <table:table-cell/>
          <table:table-cell office:value-type="string">
            <text:p>plotting</text:p>
          </table:table-cell>
        </table:table-row>
        <table:table-row table:style-name="ro3">
          <table:table-cell office:value-type="string">
            <text:p>PosInvSet/dotplo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cu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expand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isPlo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istes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map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split2d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edgeplo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find2dPIS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findPIS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hull2d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leftof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outconvex2d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outsideConvex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polyplo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qhull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sgn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uvar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table:style-name="NOT_20_NEEDED" office:value-type="string">
            <text:p>PosInvSet/qhull/COPYING.txt</text:p>
          </table:table-cell>
          <table:table-cell table:style-name="NOT_20_NEEDED" office:value-type="string">
            <text:p>Text</text:p>
          </table:table-cell>
          <table:table-cell table:style-name="ce3"/>
          <table:table-cell table:style-name="NOT_20_NEEDED" office:value-type="string">
            <text:p>qhull licence</text:p>
          </table:table-cell>
        </table:table-row>
        <table:table-row table:style-name="ro3">
          <table:table-cell office:value-type="string">
            <text:p>PosInvSet/qhull/geom2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geom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geom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global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io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io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akefile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m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m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rge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rge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x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table:style-name="NOT_20_NEEDED" office:value-type="string">
            <text:p>PosInvSet/qhull/MEXChanges.txt</text:p>
          </table:table-cell>
          <table:table-cell table:style-name="NOT_20_NEEDED" office:value-type="string">
            <text:p>Text</text:p>
          </table:table-cell>
          <table:table-cell table:style-name="ce3"/>
          <table:table-cell table:style-name="NOT_20_NEEDED" office:value-type="string">
            <text:p>qhull</text:p>
          </table:table-cell>
        </table:table-row>
        <table:table-row table:style-name="ro3">
          <table:table-cell office:value-type="string">
            <text:p>PosInvSet/qhull/poly2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poly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poly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qhull_a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qhull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qhull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set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set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stat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stat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unix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user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redict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NOT_20_NEEDED" office:value-type="string">
            <text:p>printmif.m</text:p>
          </table:table-cell>
          <table:table-cell table:style-name="NOT_20_NEEDED" office:value-type="string">
            <text:p>M-file</text:p>
          </table:table-cell>
          <table:table-cell table:style-name="ce3" office:value-type="string">
            <text:p>x</text:p>
          </table:table-cell>
          <table:table-cell table:style-name="NOT_20_NEEDED" office:value-type="string">
            <text:p>plotting</text:p>
          </table:table-cell>
        </table:table-row>
        <table:table-row table:style-name="ro3">
          <table:table-cell table:style-name="DONE" office:value-type="string">
            <text:p>puls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realizeNTF_c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realizeNTF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realizeQ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rmsGain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rm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scale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electQES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DSM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simulateDS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ESL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simulateES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QDS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QES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Q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sinc_decimat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SIunit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stuffABCD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synthesizeChebyshev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synthesizeNTF0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synthesizeNTF1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synthesizeNTF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synthesizeQ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thermometer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undb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undbp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undbv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zinc.m</text:p>
          </table:table-cell>
          <table:table-cell table:style-name="DONE" office:value-type="string">
            <text:p>M-file</text:p>
          </table:table-cell>
          <table:table-cell table:style-name="ce7" office:value-type="string">
            <text:p>x</text:p>
          </table:table-cell>
          <table:table-cell table:style-name="DONE"/>
        </table:table-row>
        <table:table-row table:style-name="ro3"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>
            <text:p>COMPLETED</text:p>
          </table:table-cell>
          <table:table-cell table:formula="of:=+ROUND(COUNTIF([.C2:.C169]; &quot;=x&quot;)/COUNTIF([.B2:.B169]; &quot;=M-file&quot;)*100; 2)" office:value-type="float" office:value="37.04">
            <text:p>37.04</text:p>
          </table:table-cell>
          <table:table-cell table:style-name="Default" office:value-type="string">
            <text:p>%</text:p>
          </table:table-cell>
          <table:table-cell/>
        </table:table-row>
      </table:table>
      <table:table table:name="Sheet1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94bd5e"/>
    </style:style>
    <style:style style:name="NOT_20_DONE" style:display-name="NOT DONE" style:family="table-cell" style:parent-style-name="Default">
      <style:table-cell-properties fo:background-color="#b84747"/>
    </style:style>
    <style:style style:name="NOT_20_NEEDED" style:display-name="NOT NEEDED" style:family="table-cell" style:parent-style-name="Default">
      <style:table-cell-properties fo:background-color="#e6e6e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venturi </meta:initial-creator>
    <meta:creation-date>2013-10-02T16:51:27</meta:creation-date>
    <dc:date>2013-10-29T18:59:55</dc:date>
    <meta:editing-duration>P7DT5H11M47S</meta:editing-duration>
    <meta:editing-cycles>17</meta:editing-cycles>
    <meta:generator>LibreOffice/3.5$Linux_x86 LibreOffice_project/350m1$Build-2</meta:generator>
    <dc:creator>gventuri </dc:creator>
    <meta:document-statistic meta:table-count="4" meta:cell-count="462" meta:object-count="0"/>
  </office:meta>
</office:document-meta>
</file>